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rebuchet MS" svg:font-family="'Trebuchet MS',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a6f7e" officeooo:paragraph-rsid="000a6f7e"/>
    </style:style>
    <style:style style:name="P2" style:family="paragraph" style:parent-style-name="Standard">
      <style:paragraph-properties fo:text-align="center" style:justify-single-word="false"/>
      <style:text-properties fo:font-weight="bold" officeooo:rsid="000a6f7e" officeooo:paragraph-rsid="000a6f7e" fo:background-color="#ff8000" style:font-weight-asian="bold" style:font-weight-complex="bold"/>
    </style:style>
    <style:style style:name="P3" style:family="paragraph" style:parent-style-name="Standard">
      <style:paragraph-properties fo:text-align="justify" style:justify-single-word="false"/>
      <style:text-properties officeooo:rsid="000a6f7e" officeooo:paragraph-rsid="000a6f7e" fo:background-color="#ffff00"/>
    </style:style>
    <style:style style:name="P4" style:family="paragraph" style:parent-style-name="Standard">
      <style:paragraph-properties fo:text-align="center" style:justify-single-word="false"/>
      <style:text-properties officeooo:rsid="000a6f7e" officeooo:paragraph-rsid="000a6f7e" fo:background-color="#6b5e9b"/>
    </style:style>
    <style:style style:name="P5" style:family="paragraph" style:parent-style-name="Standard">
      <style:paragraph-properties fo:text-align="justify" style:justify-single-word="false"/>
      <style:text-properties officeooo:rsid="000a6f7e" officeooo:paragraph-rsid="000a6f7e" fo:background-color="#6b5e9b"/>
    </style:style>
    <style:style style:name="P6" style:family="paragraph" style:parent-style-name="Standard">
      <style:paragraph-properties fo:text-align="justify" style:justify-single-word="false"/>
      <style:text-properties officeooo:rsid="000a6f7e" officeooo:paragraph-rsid="000a6f7e" fo:background-color="#b3cac7"/>
    </style:style>
    <style:style style:name="P7" style:family="paragraph" style:parent-style-name="Standard">
      <style:paragraph-properties fo:text-align="justify" style:justify-single-word="false"/>
      <style:text-properties officeooo:rsid="000b6185" officeooo:paragraph-rsid="000b6185" fo:background-color="#1c1c1c"/>
    </style:style>
    <style:style style:name="P8" style:family="paragraph" style:parent-style-name="Standard">
      <style:paragraph-properties fo:text-align="justify" style:justify-single-word="false"/>
      <style:text-properties officeooo:rsid="000b6185" officeooo:paragraph-rsid="000b6185" fo:background-color="transparent"/>
    </style:style>
    <style:style style:name="P9" style:family="paragraph" style:parent-style-name="Standard">
      <style:paragraph-properties fo:text-align="justify" style:justify-single-word="false"/>
      <style:text-properties officeooo:rsid="000c8e04" officeooo:paragraph-rsid="000c8e04" fo:background-color="transparent"/>
    </style:style>
    <style:style style:name="P10" style:family="paragraph" style:parent-style-name="Standard">
      <style:paragraph-properties fo:text-align="justify" style:justify-single-word="false"/>
      <style:text-properties officeooo:rsid="000c8e04" officeooo:paragraph-rsid="000cec49" fo:background-color="transparent"/>
    </style:style>
    <style:style style:name="P11" style:family="paragraph" style:parent-style-name="Standard">
      <style:paragraph-properties fo:text-align="justify" style:justify-single-word="false"/>
      <style:text-properties officeooo:rsid="000cec49" officeooo:paragraph-rsid="000cec49" fo:background-color="transparent"/>
    </style:style>
    <style:style style:name="P12" style:family="paragraph" style:parent-style-name="Standard">
      <style:paragraph-properties fo:text-align="start" style:justify-single-word="false"/>
      <style:text-properties officeooo:rsid="000cec49" officeooo:paragraph-rsid="000cec49" fo:background-color="transparent"/>
    </style:style>
    <style:style style:name="P13" style:family="paragraph" style:parent-style-name="Standard">
      <style:paragraph-properties fo:text-align="justify" style:justify-single-word="false"/>
      <style:text-properties officeooo:rsid="000a6f7e" officeooo:paragraph-rsid="000c8e04" fo:background-color="#e0c2cd"/>
    </style:style>
    <style:style style:name="P14" style:family="paragraph" style:parent-style-name="Standard">
      <style:paragraph-properties fo:text-align="justify" style:justify-single-word="false"/>
      <style:text-properties officeooo:rsid="000a6f7e" officeooo:paragraph-rsid="000b6185" fo:background-color="#e0c2cd"/>
    </style:style>
    <style:style style:name="P15" style:family="paragraph" style:parent-style-name="Standard">
      <style:paragraph-properties fo:text-align="justify" style:justify-single-word="false"/>
      <style:text-properties officeooo:rsid="000c8e04" officeooo:paragraph-rsid="000c8e04" fo:background-color="#f7d1d5"/>
    </style:style>
    <style:style style:name="P16" style:family="paragraph" style:parent-style-name="Standard">
      <style:paragraph-properties fo:text-align="justify" style:justify-single-word="false"/>
      <style:text-properties officeooo:rsid="000cec49" officeooo:paragraph-rsid="000cec49" fo:background-color="#f7d1d5"/>
    </style:style>
    <style:style style:name="P17" style:family="paragraph">
      <loext:graphic-properties draw:fill-color="#ffd7d7"/>
    </style:style>
    <style:style style:name="T1" style:family="text">
      <style:text-properties fo:font-variant="normal" fo:text-transform="none" fo:color="#666666" loext:opacity="100%" style:font-name="Trebuchet MS" fo:font-size="10.5pt" fo:letter-spacing="normal" fo:font-style="normal" fo:font-weight="normal"/>
    </style:style>
    <style:style style:name="T2" style:family="text">
      <style:text-properties officeooo:rsid="000cec49"/>
    </style:style>
    <style:style style:name="T3" style:family="text">
      <style:text-properties fo:background-color="#ff8000" loext:char-shading-value="0"/>
    </style:style>
    <style:style style:name="gr1" style:family="graphic">
      <style:graphic-properties svg:stroke-color="#f7d1d5" draw:fill-color="#ffd7d7" draw:auto-grow-height="false" fo:min-height="0.686cm" fo:min-width="1.893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REVOLTA DA VACINA</text:p>
      <text:p text:style-name="P1"/>
      <text:p text:style-name="P1"><text:span text:style-name="T1">Em meados de 1904, chegava a 1.800 o número de internações devido à varíola no Hospital São Sebastião. Mesmo assim, as camadas populares rejeitavam a vacina, que consistia no líquido de pústulas de vacas doentes. Afinal, era esquisita a ideia de ser inoculado com esse líquido. E ainda corria o boato de que quem se vacinava ficava com feições bovinas.</text:span> </text:p>
      <text:p text:style-name="P1"/>
      <text:p text:style-name="P1"><text:span text:style-name="T1">No Brasil, o uso de vacina contra a varíola foi declarado obrigatório para crianças em 1837 e para adultos em 1846. Mas essa resolução não era cumprida, até porque a produção da vacina em escala industrial no Rio só começou em 1884. Então, em junho de 1904, Oswaldo Cruz motivou o governo a enviar ao Congresso um projeto para reinstaurar a obrigatoriedade da vacinação em todo o território nacional. Apenas os indivíduos que comprovassem ser vacinados conseguiriam contratos de trabalho, matrículas em escolas, certidões de casamento, autorização para viagens etc.</text:span> </text:p>
      <text:p text:style-name="P1"/>
      <text:p text:style-name="P1"><text:span text:style-name="T1">Após intenso bate-boca no Congresso, a nova lei foi aprovada em 31 de outubro e regulamentada em 9 de novembro. Isso serviu de catalisador para um episódio conhecido como Revolta da Vacina. O povo, já tão oprimido, não aceitava ver sua casa invadida e ter que tomar uma injeção contra a vontade: ele foi às ruas da capital da República protestar. Mas a revolta não se resumiu a esse movimento popular.</text:span> </text:p>
      <text:p text:style-name="P1"/>
      <text:p text:style-name="P1"><text:span text:style-name="T1">Toda a confusão em torno da vacina também serviu de pretexto para a ação de forças políticas que queriam depor Rodrigues Alves – típico representante da oligarquia cafeeira. “Uniram-se na oposição monarquistas que se reorganizavam, militares, republicanos mais radicais e operários. Era uma coalizão estranha e explosiva”, diz o historiador Jaime Benchimol.</text:span> </text:p>
      <text:p text:style-name="P1"/>
      <text:p text:style-name="P1"><text:span text:style-name="T1">Em 5 de novembro, foi criada a Liga Contra a Vacinação Obrigatória. Cinco dias depois, estudantes aos gritos foram reprimidos pela polícia. No dia 11, já era possível escutar troca de tiros. No dia 12, havia muito mais gente nas ruas e, no dia 13, o caos estava instalado no Rio. “Houve de tudo ontem. Tiros, gritos, vaias, interrupção de trânsito, estabelecimentos e casas de espetáculos fechadas, bondes assaltados e bondes queimados, lampiões quebrados à pedrada, árvores derrubadas, edifícios públicos e particulares deteriorados”, dizia a edição de 14 de novembro de 1904 da Gazeta de Notícias.</text:span> </text:p>
      <text:p text:style-name="P1"/>
      <text:p text:style-name="P1"><text:span text:style-name="T1">Tanto tumulto incluía uma rebelião militar. Cadetes da Escola Militar da Praia Vermelha enfrentaram tropas governamentais na rua da Passagem. O conflito terminou com a fuga dos combatentes de ambas as partes. Do lado popular, os revoltosos que mais resistiram aos batalhões federais ficavam no bairro da Saúde. Eram mais de 2 mil pessoas, mas foram vencidas pela dura repressão do Exército.</text:span> </text:p>
      <text:p text:style-name="P1"/>
      <text:p text:style-name="P3">Assista o vídeo: </text:p>
      <text:p text:style-name="P3"/>
      <text:p text:style-name="P3"><text:a xlink:type="simple" xlink:href="https://www.youtube.com/watch?v=phUmdyENIAY" text:style-name="Internet_20_link" text:visited-style-name="Visited_20_Internet_20_Link">https://www.youtube.com/watch?v=phUmdyENIAY</text:a></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AREFA: </text:p>
      <text:p text:style-name="P4"/>
      <text:p text:style-name="P12">Nome: </text:p>
      <text:p text:style-name="P3"/>
      <text:p text:style-name="P3"/>
      <text:p text:style-name="P6">Leia novamente o parágrafo e responda as perguntas: </text:p>
      <text:p text:style-name="P6"/>
      <text:p text:style-name="P5"/>
      <text:p text:style-name="P14"><text:span text:style-name="T1">Em meados de 1904, chegava a 1.800 o número de internações devido à varíola no Hospital São Sebastião. Mesmo assim, as camadas populares rejeitavam a vacina, que consistia no líquido de pústulas de vacas doentes. Afinal, era esquisita a ideia de ser inoculado com esse líquido. E ainda corria o boato de que quem se vacinava ficava com feições bovinas.</text:span> </text:p>
      <text:p text:style-name="P14"/>
      <text:p text:style-name="P7">Pergunta:</text:p>
      <text:p text:style-name="P8"/>
      <text:p text:style-name="P8"><text:span text:style-name="T2">1. </text:span>Em <text:s/>qual local aumentou o número de internações devido à varíola? <text:s/></text:p>
      <text:p text:style-name="P9"><text:span text:style-name="T2">2. </text:span>Porque as camadas populares rejeitavam a vacina? </text:p>
      <text:p text:style-name="P9"/>
      <text:p text:style-name="P9"/>
      <text:p text:style-name="P13"><text:span text:style-name="T1">Em 5 de novembro, foi criada a Liga Contra a Vacinação Obrigatória. Cinco dias depois, estudantes aos gritos foram reprimidos pela polícia. No dia 11, já era possível escutar troca de tiros. No dia 12, havia muito mais gente nas ruas e, no dia 13, o caos estava instalado no Rio. “Houve de tudo ontem. Tiros, gritos, vaias, interrupção de trânsito, estabelecimentos e casas de espetáculos fechadas, bondes assaltados e bondes queimados, lampiões quebrados à pedrada, árvores derrubadas, edifícios públicos e particulares deteriorados”, dizia a edição de 14 de novembro de 1904 da Gazeta de Notícias.</text:span> </text:p>
      <text:p text:style-name="P13"/>
      <text:p text:style-name="P9">Perguntas : </text:p>
      <text:p text:style-name="P9"/>
      <text:p text:style-name="P9"><text:span text:style-name="T2">1. </text:span>Em qual dia foi criada a liga contra a vacinação obrigatória? </text:p>
      <text:p text:style-name="P9"/>
      <text:p text:style-name="P11">Resposta: </text:p>
      <text:p text:style-name="P11"/>
      <text:p text:style-name="P9"/>
      <text:p text:style-name="P9"><text:span text:style-name="T2">2. </text:span>Digite 3 atitudes tomadas pelos revoltosos durante o dia 13: </text:p>
      <text:p text:style-name="P11">Resposta: </text:p>
      <text:p text:style-name="P11"/>
      <text:p text:style-name="P15"/>
      <text:p text:style-name="P13"><text:span text:style-name="T1">Tanto tumulto incluía uma rebelião militar. Cadetes da Escola Militar da Praia Vermelha enfrentaram tropas governamentais na rua da Passagem. O conflito terminou com a fuga dos combatentes de ambas as partes. Do lado popular, os revoltosos que mais resistiram aos batalhões federais ficavam no bairro da Saúde. Eram mais de 2 mil pessoas, mas foram vencidas pela dura repressão do Exército.</text:span> </text:p>
      <text:p text:style-name="P13"/>
      <text:p text:style-name="P9">Perguntas: </text:p>
      <text:p text:style-name="P15"/>
      <text:p text:style-name="P11">1. <text:s/>Quantas pessoas foram vencidas pela dura repressão do exército? </text:p>
      <text:p text:style-name="P11"/>
      <text:p text:style-name="P10"/>
      <text:p text:style-name="P15"/>
      <text:p text:style-name="P15"><draw:custom-shape text:anchor-type="paragraph" draw:z-index="0" draw:name="Forma1" draw:style-name="gr1" draw:text-style-name="P17" svg:width="2.461cm" svg:height="2.117cm" svg:x="14.559cm" svg:y="0.286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5"/>
      <text:p text:style-name="P11"><text:tab/><text:tab/><text:tab/><text:span text:style-name="T3">BOM TRABALHO AMIGUINHO ATÉ A PRÓXIMA!!</text:span></text:p>
      <text:p text:style-name="P11"/>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rebuchet MS" svg:font-family="'Trebuchet MS',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eus Freitas</meta:initial-creator>
    <meta:creation-date>2022-02-25T10:34:56.107000000</meta:creation-date>
    <dc:date>2022-02-25T11:30:21.781000000</dc:date>
    <meta:editing-duration>PT9M29S</meta:editing-duration>
    <meta:editing-cycles>2</meta:editing-cycles>
    <meta:generator>LibreOffice/7.0.1.2$Windows_X86_64 LibreOffice_project/7cbcfc562f6eb6708b5ff7d7397325de9e764452</meta:generator>
    <meta:document-statistic meta:table-count="0" meta:image-count="0" meta:object-count="0" meta:page-count="2" meta:paragraph-count="26" meta:word-count="731" meta:character-count="4571" meta:non-whitespace-character-count="3837"/>
  </office:meta>
</office:document-meta>
</file>